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3">
          <table:table-cell table:style-name="ce20" office:value-type="date" office:date-value="2025-05-29" calcext:value-type="date">
            <text:p>2025-05-29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compound AI and feature extraction; Experimented; Rolled back parallel auxiliary-region processing on cloud server</text:p>
          </table:table-cell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map-matching and vehicle re-identification</text:p>
          </table:table-cell>
          <table:table-cell table:style-name="ce35"/>
        </table:table-row>
        <table:table-row table:style-name="ro5">
          <table:table-cell table:style-name="ce20" office:value-type="date" office:date-value="2025-05-31" calcext:value-type="date">
            <text:p>2025-05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dataset contribution and evaluation method</text:p>
          </table:table-cell>
          <table:table-cell table:style-name="ce35"/>
        </table:table-row>
        <table:table-row table:style-name="ro4">
          <table:table-cell table:style-name="ce20" office:value-type="date" office:date-value="2025-06-01" calcext:value-type="date">
            <text:p>2025-06-01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Wrote about parallel map-matching and region processing on edge-servers; Wrote about acknowledgements; Wrote about AI-Tools; Wrote about road graph</text:p>
          </table:table-cell>
          <table:table-cell table:style-name="ce35"/>
        </table:table-row>
        <table:table-row table:style-name="ro3">
          <table:table-cell table:style-name="ce20" office:value-type="date" office:date-value="2025-06-02" calcext:value-type="date">
            <text:p>2025-06-02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region-partitioning; Implemented parallel merging; Rewrote run_distributed.sh script; Refactored notebooks</text:p>
          </table:table-cell>
          <table:table-cell table:style-name="ce35"/>
        </table:table-row>
        <table:table-row table:style-name="ro4">
          <table:table-cell table:style-name="ce20" office:value-type="date" office:date-value="2025-06-03" calcext:value-type="date">
            <text:p>2025-06-03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Wrote distributed VTR system, multi-modal clustering; Create system-overview image; Refactored code to pass by pickle instead of by path; Incorporated Thomas’ feedback</text:p>
          </table:table-cell>
          <table:table-cell table:style-name="ce35"/>
        </table:table-row>
        <table:table-row table:style-name="ro5">
          <table:table-cell table:style-name="ce20" office:value-type="date" office:date-value="2025-06-04" calcext:value-type="date">
            <text:p>2025-06-0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automatically run distributed experiments</text:p>
          </table:table-cell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61.25" calcext:value-type="float">
            <text:p>261.2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58663366336634" calcext:value-type="float">
            <text:p>2.59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4:46:59.2045681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6-04T14:47:16.180655976</dc:date>
    <meta:editing-duration>PT2H46M22S</meta:editing-duration>
    <meta:editing-cycles>128</meta:editing-cycles>
    <meta:generator>LibreOffice/24.2.7.2$Linux_X86_64 LibreOffice_project/420$Build-2</meta:generator>
    <meta:document-statistic meta:table-count="1" meta:cell-count="316" meta:object-count="0"/>
  </office:meta>
</office:document-meta>
</file>